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etAddressValidator.isValid( String inet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etAddressValidator.isValidInet4Address( String inet4Addres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etAddress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